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font-size="20pt" style:font-size-asian="20pt" style:font-size-complex="20pt"/>
    </style:style>
    <style:style style:name="T3" style:parent-style-name="Standaardalinea-lettertype" style:family="text">
      <style:text-properties fo:font-size="20pt" style:font-size-asian="20pt" style:font-size-complex="20pt"/>
    </style:style>
    <style:style style:name="T4" style:parent-style-name="Standaardalinea-lettertype" style:family="text">
      <style:text-properties fo:font-size="9pt" style:font-size-asian="9pt" style:font-size-complex="9pt"/>
    </style:style>
    <style:style style:name="P5" style:parent-style-name="Standaard" style:family="paragraph">
      <style:text-properties fo:font-size="16pt" style:font-size-asian="16pt" style:font-size-complex="16pt"/>
    </style:style>
    <style:style style:name="P6" style:parent-style-name="Standaard" style:family="paragraph">
      <style:text-properties fo:font-size="16pt" style:font-size-asian="16pt" style:font-size-complex="16pt"/>
    </style:style>
    <style:style style:name="P7" style:parent-style-name="Standaard" style:family="paragraph">
      <style:text-properties fo:font-size="16pt" style:font-size-asian="16pt" style:font-size-complex="16pt"/>
    </style:style>
    <style:style style:name="P8" style:parent-style-name="Standaard" style:family="paragraph">
      <style:text-properties fo:font-size="14pt" style:font-size-asian="14pt" style:font-size-complex="14pt"/>
    </style:style>
    <style:style style:name="P9" style:parent-style-name="Standaard" style:family="paragraph">
      <style:text-properties fo:font-size="16pt" style:font-size-asian="16pt" style:font-size-complex="16pt"/>
    </style:style>
    <style:style style:name="P10" style:parent-style-name="Standaard" style:family="paragraph">
      <style:text-properties fo:font-size="16pt" style:font-size-asian="16pt" style:font-size-complex="16pt"/>
    </style:style>
  </office:automatic-styles>
  <office:body>
    <office:text text:use-soft-page-breaks="true">
      <text:p text:style-name="P1"><text:span text:style-name="T2">Game-Lab-2.1<text:s/></text:span><text:span text:style-name="T3"><text:line-break/></text:span><text:span text:style-name="T4">Door: Mack, Kevin en Lara, GAM21 en GAM20</text:span></text:p>
      <text:p text:style-name="P5">Het Idee<text:s/></text:p>
      <text:p text:style-name="Standaard">De Speler zit in een colonial cruiser, die gecontroleerd wordt door een high-level AI. De AI wordt corrupt na een fout gelopen warp en begint alle lagere AI van het schip over te nemen. Met haar nieuwe leger beginnen ze de bemanning en het clientèle af te slachten. De speler wordt uit zijn cryosleep ontwaakt door een overlevende.</text:p>
      <text:p text:style-name="Standaard">De alien livestock op het schip zijn losgebroken en zijn geëvolueerd door het zelfde fenomeen. De dieren vallen van alles aan op het schip. De livestock leven in een geïsoleerd gebied op het schip en de speler moet zich door dit gevaarlijke sectie wanen om bij het CPU te komen.<text:s/></text:p>
      <text:p text:style-name="P6">Einddoel</text:p>
      <text:p text:style-name="Standaard">De speler moet bij de core <text:s/>AI room komen en haar uit te zetten, zodat de over gebleven mensen het schip handmatig naar veiligheid kunnen brengen.</text:p>
      <text:p text:style-name="P7">De Protagonist</text:p>
      <text:p text:style-name="Standaard">De speler is net ontwaakt uit zijn cryosleep en er wordt hem vervolgens door de overlevenden verteld wat er gaande is met het schip. Vervolgens gaat de speler er op uit om het schip te bevrijden uit de handen van de besturingssysteem.</text:p>
      <text:p text:style-name="Standaard">De speler bezit een hightech prothetische arm. In zijn arm zit een mêlee wapen die hij in het begin gebruikt voordat hij zijn eerste wapen krijgt.</text:p>
      <text:p text:style-name="Standaard">Zijn eerste pistool is een self replenishing flare pistol. Dit pistool schiet energie gebaseerde flares. De projectielen zijn traag en het refillen van de ammo gaat ook niet zeer snel. De pistol bezit 3 chambers en na elk schot draait het automatisch naar het volgende chamber, net als een revolver.<text:s/></text:p>
      <text:p text:style-name="Standaard">Tweede geweer is een shotgun. Deze shotgun gebruikt 3 soorten ammo zoals, normale birdshot, incindairy buckshot en een slugshot met een shortrange emp.<text:s/></text:p>
      <text:p text:style-name="Standaard">Derde wordt een assault rifle die een extra barrel onder zijn main barrel heeft. Deze barrel schiet homing flechettes af die enemies voor een tijdje volgen.</text:p>
      <text:p text:style-name="Standaard">De derde wapen wordt een harpoen geweer. Dit geweer schiet een aantal speciale ammo’s af. De eerste is uiteraad een magnetische harpoen die gebruikt werdt door kinderen om op de kleine drones te jagen voor tijd verdrijf. De andere ammo zijn explosive harpoenen. Deze harpoenen exploderen na een aantal secondes.</text:p>
      <text:p text:style-name="Standaard">De spelers kan op een gegeven moment ook drones gebruiken. Deze drones zullen de speler volgen en proberen te beschermen. Dit doen ze op de volgende manieren, een zuurstofveld maken, enemies aanvallen, ammo opzoeken en aan de speler geven.</text:p>
      <text:p text:style-name="P8">De Spelers beweging</text:p>
      <text:p text:style-name="Standaard">De speler kan naar alle normale richtingen lopen en rennen.<text:s/>Ze kan ook springen</text:p>
      <text:p text:style-name="P9">De Enemies</text:p>
      <text:soft-page-break/>
      <text:p text:style-name="Standaard">De death animatiion van de enemies hangt van de type af.<text:s/>De enemies zijn in twee facties opgedeeld. De AI’s leger en de gemuteerde livestock.<text:s/>De AI’s leger bestaat uit voornamelijk turrets, robots van de crew, camera’s.<text:s/><text:s/>De livestock bestaat uit<text:s/>konijnachtige<text:s/>dieren die door het zich door het hele schip bevinden,<text:s/>Octopusachtige aliens en<text:s/>kipachtige alien.</text:p>
      <text:p text:style-name="P10">Het Schip</text:p>
      <text:p text:style-name="Standaard">Het schip bestaat uit vier lagen. De speler begint bovenin en moet naar beneden gaan.<text:s/>Door het hele schip heen bevinden zich posters van de bazen van het schip.<text:s/>De eerste laag is voornamelijk uitleg van de game’s mechanic.<text:s/></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Fahrettin Güngör</dc:creator>
    <meta:creation-date>2016-02-04T11:55:00Z</meta:creation-date>
    <dc:date>2016-02-05T09:11:00Z</dc:date>
    <meta:template xlink:href="Normal" xlink:type="simple"/>
    <meta:editing-cycles>135</meta:editing-cycles>
    <meta:editing-duration>PT5880S</meta:editing-duration>
    <meta:document-statistic meta:page-count="2" meta:paragraph-count="6" meta:word-count="476" meta:character-count="3092" meta:row-count="21" meta:non-whitespace-character-count="2622"/>
  </office:meta>
</office:document-meta>
</file>